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fo:font-size="10pt" fo:font-weight="normal" officeooo:rsid="00462726" officeooo:paragraph-rsid="003c6549" style:font-size-asian="10pt" style:font-weight-asian="normal" style:font-size-complex="10pt" style:font-weight-complex="normal"/>
    </style:style>
    <style:style style:name="P2" style:family="paragraph" style:parent-style-name="Text_20_body">
      <style:text-properties fo:font-size="12pt" fo:font-weight="bold" officeooo:rsid="000df7ae" officeooo:paragraph-rsid="003c6549" style:font-size-asian="12pt" style:font-weight-asian="bold" style:font-size-complex="12pt" style:font-weight-complex="bold"/>
    </style:style>
    <style:style style:name="P3" style:family="paragraph" style:parent-style-name="Text_20_body">
      <style:text-properties fo:font-size="12pt" fo:font-weight="bold" officeooo:rsid="000df7ae" officeooo:paragraph-rsid="00620101" style:font-size-asian="12pt" style:font-weight-asian="bold" style:font-size-complex="12pt" style:font-weight-complex="bold"/>
    </style:style>
    <style:style style:name="P4" style:family="paragraph" style:parent-style-name="Text_20_body">
      <style:text-properties fo:font-size="12pt" fo:font-weight="bold" officeooo:rsid="0084b660" officeooo:paragraph-rsid="0057b808" style:font-size-asian="12pt" style:font-weight-asian="bold" style:font-size-complex="12pt" style:font-weight-complex="bold"/>
    </style:style>
    <style:style style:name="P5" style:family="paragraph" style:parent-style-name="Text_20_body">
      <style:text-properties fo:font-size="12pt" fo:font-weight="normal" style:font-size-asian="12pt" style:font-weight-asian="normal" style:font-size-complex="12pt" style:font-weight-complex="normal"/>
    </style:style>
    <style:style style:name="P6" style:family="paragraph" style:parent-style-name="Text_20_body">
      <style:text-properties fo:font-size="12pt" fo:font-weight="normal" officeooo:rsid="0083a509" officeooo:paragraph-rsid="003c6549" style:font-size-asian="12pt" style:font-weight-asian="normal" style:font-size-complex="12pt" style:font-weight-complex="normal"/>
    </style:style>
    <style:style style:name="P7" style:family="paragraph" style:parent-style-name="Text_20_body">
      <style:text-properties style:font-name="Courier 10 Pitch" fo:font-size="11pt" fo:font-weight="normal" officeooo:rsid="0083a509" officeooo:paragraph-rsid="003c6549" style:font-size-asian="11pt" style:font-weight-asian="normal" style:font-size-complex="11pt" style:font-weight-complex="normal"/>
    </style:style>
    <style:style style:name="P8" style:family="paragraph" style:parent-style-name="Text_20_body">
      <style:text-properties style:font-name="Courier 10 Pitch" fo:font-size="11pt" fo:font-weight="normal" officeooo:rsid="006761e7" officeooo:paragraph-rsid="006761e7" style:font-size-asian="11pt" style:font-weight-asian="normal" style:font-size-complex="11pt" style:font-weight-complex="normal"/>
    </style:style>
    <style:style style:name="P9" style:family="paragraph" style:parent-style-name="Text_20_body">
      <style:text-properties style:font-name="Courier 10 Pitch" fo:font-size="11pt" fo:font-weight="normal" officeooo:rsid="00695f1b" officeooo:paragraph-rsid="00695f1b" style:font-size-asian="11pt" style:font-weight-asian="normal" style:font-size-complex="11pt" style:font-weight-complex="normal"/>
    </style:style>
    <style:style style:name="P10" style:family="paragraph" style:parent-style-name="Text_20_body">
      <style:text-properties style:font-name="Courier 10 Pitch" fo:font-size="11pt" fo:font-weight="normal" officeooo:rsid="005cbfab" officeooo:paragraph-rsid="00620101" style:font-size-asian="11pt" style:font-weight-asian="normal" style:font-size-complex="11pt" style:font-weight-complex="normal"/>
    </style:style>
    <style:style style:name="P11" style:family="paragraph" style:parent-style-name="Text_20_body">
      <style:text-properties style:font-name="Courier 10 Pitch" fo:font-size="11pt" fo:font-weight="normal" officeooo:rsid="006f562a" officeooo:paragraph-rsid="006f562a" style:font-size-asian="11pt" style:font-weight-asian="normal" style:font-size-complex="11pt" style:font-weight-complex="normal"/>
    </style:style>
    <style:style style:name="P12" style:family="paragraph" style:parent-style-name="Text_20_body">
      <style:text-properties style:font-name="Courier 10 Pitch" fo:font-size="11pt" fo:font-weight="normal" officeooo:rsid="007f744f" officeooo:paragraph-rsid="007f744f" style:font-size-asian="11pt" style:font-weight-asian="normal" style:font-size-complex="11pt" style:font-weight-complex="normal"/>
    </style:style>
    <style:style style:name="P13" style:family="paragraph" style:parent-style-name="Text_20_body">
      <style:text-properties style:font-name="Courier 10 Pitch" fo:font-size="11pt" fo:font-weight="normal" officeooo:rsid="008cbcf0" officeooo:paragraph-rsid="008cbcf0" style:font-size-asian="11pt" style:font-weight-asian="normal" style:font-size-complex="11pt" style:font-weight-complex="normal"/>
    </style:style>
    <style:style style:name="P14" style:family="paragraph" style:parent-style-name="Text_20_body">
      <style:text-properties style:font-name="Courier 10 Pitch" fo:font-size="11pt" fo:font-weight="normal" officeooo:rsid="0091849e" officeooo:paragraph-rsid="0091849e" style:font-size-asian="11pt" style:font-weight-asian="normal" style:font-size-complex="11pt" style:font-weight-complex="normal"/>
    </style:style>
    <style:style style:name="P15" style:family="paragraph" style:parent-style-name="Text_20_body">
      <style:text-properties style:font-name="Courier 10 Pitch" fo:font-size="11pt" fo:font-weight="normal" officeooo:rsid="009346f1" officeooo:paragraph-rsid="009346f1" style:font-size-asian="11pt" style:font-weight-asian="normal" style:font-size-complex="11pt" style:font-weight-complex="normal"/>
    </style:style>
    <style:style style:name="P16" style:family="paragraph" style:parent-style-name="Text_20_body">
      <style:text-properties style:font-name="Courier 10 Pitch" fo:font-size="11pt" fo:font-weight="bold" officeooo:rsid="0091849e" officeooo:paragraph-rsid="0091849e" style:font-size-asian="11pt" style:font-weight-asian="bold" style:font-size-complex="11pt" style:font-weight-complex="bold"/>
    </style:style>
    <style:style style:name="P17" style:family="paragraph" style:parent-style-name="Text_20_body">
      <style:text-properties style:font-name="Courier 10 Pitch" fo:font-size="11pt" fo:font-weight="bold" officeooo:rsid="009346f1" officeooo:paragraph-rsid="009346f1" style:font-size-asian="11pt" style:font-weight-asian="bold" style:font-size-complex="11pt" style:font-weight-complex="bold"/>
    </style:style>
    <style:style style:name="P18" style:family="paragraph" style:parent-style-name="Text_20_body">
      <style:text-properties style:font-name="Courier 10 Pitch" fo:font-size="11pt" officeooo:rsid="007bab54" officeooo:paragraph-rsid="007bab54" style:font-size-asian="11pt" style:font-size-complex="11pt"/>
    </style:style>
    <style:style style:name="P19" style:family="paragraph" style:parent-style-name="Text_20_body">
      <style:text-properties fo:font-size="15pt" fo:font-weight="bold" officeooo:rsid="0064235a" officeooo:paragraph-rsid="003c6549" style:font-size-asian="15pt" style:font-weight-asian="bold" style:font-size-complex="15pt" style:font-weight-complex="bold"/>
    </style:style>
    <style:style style:name="P20" style:family="paragraph" style:parent-style-name="Text_20_body">
      <style:text-properties officeooo:paragraph-rsid="003c6549"/>
    </style:style>
    <style:style style:name="P21" style:family="paragraph" style:parent-style-name="Text_20_body">
      <style:text-properties fo:font-size="16pt" fo:font-weight="bold" officeooo:rsid="008f310d" officeooo:paragraph-rsid="008f310d" style:font-size-asian="16pt" style:font-weight-asian="bold" style:font-size-complex="16pt" style:font-weight-complex="bold"/>
    </style:style>
    <style:style style:name="P22" style:family="paragraph" style:parent-style-name="Text_20_body">
      <style:text-properties officeooo:paragraph-rsid="0057b808"/>
    </style:style>
    <style:style style:name="P23" style:family="paragraph" style:parent-style-name="Text_20_body">
      <style:text-properties fo:color="#000000" fo:font-size="12pt" fo:font-weight="bold" officeooo:rsid="0084b660" officeooo:paragraph-rsid="007c4a9c" style:font-size-asian="12pt" style:font-weight-asian="bold" style:font-size-complex="12pt" style:font-weight-complex="bold"/>
    </style:style>
    <style:style style:name="P24" style:family="paragraph" style:parent-style-name="Text_20_body">
      <style:text-properties fo:font-size="11pt" fo:font-weight="normal" officeooo:rsid="0083a509" officeooo:paragraph-rsid="003c6549" style:font-size-asian="11pt" style:font-weight-asian="normal" style:font-size-complex="11pt" style:font-weight-complex="normal"/>
    </style:style>
    <style:style style:name="P25" style:family="paragraph" style:parent-style-name="Text_20_body">
      <style:text-properties fo:font-size="11pt" officeooo:paragraph-rsid="009a62c5" style:font-size-asian="11pt" style:font-size-complex="11pt"/>
    </style:style>
    <style:style style:name="P26" style:family="paragraph" style:parent-style-name="Text_20_body">
      <style:text-properties fo:font-size="11pt" officeooo:paragraph-rsid="008f310d" style:font-size-asian="11pt" style:font-size-complex="11pt"/>
    </style:style>
    <style:style style:name="P27" style:family="paragraph" style:parent-style-name="Text_20_body">
      <style:text-properties fo:font-weight="bold" officeooo:rsid="005c9583" officeooo:paragraph-rsid="00620101" style:font-weight-asian="bold" style:font-weight-complex="bold"/>
    </style:style>
    <style:style style:name="P28" style:family="paragraph" style:parent-style-name="Text_20_body">
      <style:text-properties fo:font-weight="bold" officeooo:rsid="007bab54" officeooo:paragraph-rsid="007bab54" style:font-weight-asian="bold" style:font-weight-complex="bold"/>
    </style:style>
    <style:style style:name="P29" style:family="paragraph" style:parent-style-name="Text_20_body">
      <style:text-properties officeooo:paragraph-rsid="006f562a"/>
    </style:style>
    <style:style style:name="P30" style:family="paragraph" style:parent-style-name="Text_20_body">
      <style:text-properties officeooo:paragraph-rsid="007aab50"/>
    </style:style>
    <style:style style:name="P31" style:family="paragraph" style:parent-style-name="Text_20_body">
      <style:text-properties style:font-name="Liberation Serif" fo:font-size="18pt" fo:font-weight="bold" officeooo:paragraph-rsid="007aab50" style:font-size-asian="18pt" style:font-weight-asian="bold" style:font-size-complex="18pt" style:font-weight-complex="bold"/>
    </style:style>
    <style:style style:name="P32" style:family="paragraph" style:parent-style-name="Text_20_body">
      <style:text-properties style:font-name="Liberation Serif" fo:font-size="18pt" fo:font-weight="bold" officeooo:rsid="007e0794" officeooo:paragraph-rsid="007e0794" style:font-size-asian="18pt" style:font-weight-asian="bold" style:font-size-complex="18pt" style:font-weight-complex="bold"/>
    </style:style>
    <style:style style:name="P33" style:family="paragraph" style:parent-style-name="Text_20_body">
      <style:text-properties style:font-name="Liberation Serif" fo:font-size="18pt" fo:font-weight="bold" officeooo:rsid="00804d8b" officeooo:paragraph-rsid="00804d8b" style:font-size-asian="18pt" style:font-weight-asian="bold" style:font-size-complex="18pt" style:font-weight-complex="bold"/>
    </style:style>
    <style:style style:name="P34" style:family="paragraph" style:parent-style-name="Text_20_body">
      <style:text-properties style:font-name="Liberation Serif" fo:font-size="18pt" fo:font-weight="bold" officeooo:rsid="00804d8b" officeooo:paragraph-rsid="00849b71" style:font-size-asian="18pt" style:font-weight-asian="bold" style:font-size-complex="18pt" style:font-weight-complex="bold"/>
    </style:style>
    <style:style style:name="P35" style:family="paragraph" style:parent-style-name="Text_20_body">
      <style:text-properties style:font-name="Liberation Serif" fo:font-size="12pt" fo:font-weight="bold" officeooo:rsid="00804d8b" officeooo:paragraph-rsid="0086539e" style:font-size-asian="12pt" style:font-weight-asian="bold" style:font-size-complex="12pt" style:font-weight-complex="bold"/>
    </style:style>
    <style:style style:name="P36" style:family="paragraph" style:parent-style-name="Text_20_body">
      <style:text-properties officeooo:paragraph-rsid="007c4a9c"/>
    </style:style>
    <style:style style:name="P37" style:family="paragraph" style:parent-style-name="Text_20_body">
      <style:text-properties officeooo:paragraph-rsid="007e0794"/>
    </style:style>
    <style:style style:name="P38" style:family="paragraph" style:parent-style-name="Text_20_body">
      <style:text-properties officeooo:paragraph-rsid="00849b71"/>
    </style:style>
    <style:style style:name="P39" style:family="paragraph" style:parent-style-name="Text_20_body">
      <style:text-properties officeooo:paragraph-rsid="008eccc4"/>
    </style:style>
    <style:style style:name="P40" style:family="paragraph" style:parent-style-name="Text_20_body">
      <style:text-properties officeooo:paragraph-rsid="008f310d"/>
    </style:style>
    <style:style style:name="P41" style:family="paragraph" style:parent-style-name="Text_20_body">
      <style:text-properties officeooo:paragraph-rsid="009a62c5"/>
    </style:style>
    <style:style style:name="P42" style:family="paragraph" style:parent-style-name="Text_20_body">
      <style:text-properties officeooo:paragraph-rsid="009a65e0"/>
    </style:style>
    <style:style style:name="P43" style:family="paragraph" style:parent-style-name="Text_20_body">
      <style:text-properties officeooo:paragraph-rsid="009b6e04"/>
    </style:style>
    <style:style style:name="P44" style:family="paragraph" style:parent-style-name="Text_20_body">
      <style:text-properties officeooo:paragraph-rsid="009c956a"/>
    </style:style>
    <style:style style:name="P45" style:family="paragraph" style:parent-style-name="Heading_20_2">
      <style:text-properties fo:font-size="15pt" fo:font-weight="bold" officeooo:rsid="0064235a" officeooo:paragraph-rsid="003c6549" style:font-size-asian="15pt" style:font-weight-asian="bold" style:font-size-complex="15pt" style:font-weight-complex="bold"/>
    </style:style>
    <style:style style:name="P46" style:family="paragraph" style:parent-style-name="Heading_20_2">
      <style:text-properties fo:font-size="12pt" fo:font-weight="normal" officeooo:paragraph-rsid="003c6549" style:font-size-asian="12pt" style:font-weight-asian="normal" style:font-size-complex="12pt" style:font-weight-complex="normal"/>
    </style:style>
    <style:style style:name="P47" style:family="paragraph" style:parent-style-name="Heading_20_2">
      <style:text-properties officeooo:paragraph-rsid="003c6549"/>
    </style:style>
    <style:style style:name="P48" style:family="paragraph" style:parent-style-name="Heading_20_2">
      <style:text-properties style:font-name="Courier 10 Pitch" fo:font-size="11pt" fo:font-weight="bold" officeooo:rsid="0083a509" officeooo:paragraph-rsid="0057b808" style:font-size-asian="11pt" style:font-weight-asian="bold" style:font-size-complex="11pt" style:font-weight-complex="bold"/>
    </style:style>
    <style:style style:name="P49" style:family="paragraph" style:parent-style-name="Heading_20_2">
      <style:text-properties style:font-name="Courier 10 Pitch" fo:font-size="11pt" fo:font-weight="bold" officeooo:rsid="0072b528" officeooo:paragraph-rsid="0072b528" style:font-size-asian="11pt" style:font-weight-asian="bold" style:font-size-complex="11pt" style:font-weight-complex="bold"/>
    </style:style>
    <style:style style:name="P50" style:family="paragraph" style:parent-style-name="Heading_20_2">
      <style:text-properties style:font-name="Courier 10 Pitch" fo:font-size="11pt" fo:font-weight="bold" officeooo:rsid="008cbcf0" officeooo:paragraph-rsid="008cbcf0" style:font-size-asian="11pt" style:font-weight-asian="bold" style:font-size-complex="11pt" style:font-weight-complex="bold"/>
    </style:style>
    <style:style style:name="P51" style:family="paragraph" style:parent-style-name="Heading_20_2">
      <style:text-properties style:font-name="Courier 10 Pitch" fo:font-size="11pt" fo:font-weight="bold" officeooo:rsid="008eccc4" officeooo:paragraph-rsid="008eccc4" style:font-size-asian="11pt" style:font-weight-asian="bold" style:font-size-complex="11pt" style:font-weight-complex="bold"/>
    </style:style>
    <style:style style:name="P52" style:family="paragraph" style:parent-style-name="Heading_20_2">
      <style:text-properties style:font-name="Courier 10 Pitch" fo:font-size="11pt" fo:font-weight="normal" officeooo:rsid="006f562a" officeooo:paragraph-rsid="006f562a" style:font-size-asian="11pt" style:font-weight-asian="normal" style:font-size-complex="11pt" style:font-weight-complex="normal"/>
    </style:style>
    <style:style style:name="P53" style:family="paragraph" style:parent-style-name="Heading_20_2">
      <style:text-properties fo:font-size="11pt" fo:font-weight="bold" officeooo:rsid="009a62c5" officeooo:paragraph-rsid="009a62c5" style:font-size-asian="11pt" style:font-weight-asian="bold" style:font-size-complex="11pt" style:font-weight-complex="bold"/>
    </style:style>
    <style:style style:name="P54" style:family="paragraph" style:parent-style-name="Heading_20_2">
      <style:text-properties fo:font-size="14pt" fo:font-weight="bold" officeooo:rsid="000df7ae" officeooo:paragraph-rsid="003c6549" style:font-size-asian="14pt" style:font-weight-asian="bold" style:font-size-complex="14pt" style:font-weight-complex="bold"/>
    </style:style>
    <style:style style:name="P55" style:family="paragraph" style:parent-style-name="Heading_20_2">
      <style:text-properties fo:font-size="18pt" fo:font-weight="bold" officeooo:rsid="005c9583" officeooo:paragraph-rsid="00620101" style:font-size-asian="18pt" style:font-weight-asian="bold" style:font-size-complex="18pt" style:font-weight-complex="bold"/>
    </style:style>
    <style:style style:name="P56" style:family="paragraph" style:parent-style-name="Preformatted_20_Text">
      <style:text-properties fo:color="#000000" fo:font-weight="bold" officeooo:paragraph-rsid="003c6549" style:font-weight-asian="bold" style:font-weight-complex="bold"/>
    </style:style>
    <style:style style:name="P57" style:family="paragraph" style:parent-style-name="Preformatted_20_Text">
      <style:text-properties fo:color="#000000" officeooo:paragraph-rsid="003c6549"/>
    </style:style>
    <style:style style:name="P58" style:family="paragraph" style:parent-style-name="Preformatted_20_Text">
      <style:text-properties officeooo:paragraph-rsid="003c6549"/>
    </style:style>
    <style:style style:name="P59" style:family="paragraph" style:parent-style-name="Preformatted_20_Text">
      <style:text-properties officeooo:paragraph-rsid="0057b808"/>
    </style:style>
    <style:style style:name="P60" style:family="paragraph" style:parent-style-name="Preformatted_20_Text">
      <style:paragraph-properties fo:margin-top="0cm" fo:margin-bottom="0.499cm" style:contextual-spacing="false"/>
      <style:text-properties officeooo:paragraph-rsid="003c6549"/>
    </style:style>
    <style:style style:name="P61" style:family="paragraph" style:parent-style-name="Preformatted_20_Text">
      <style:paragraph-properties fo:margin-top="0cm" fo:margin-bottom="0.499cm" style:contextual-spacing="false"/>
      <style:text-properties officeooo:paragraph-rsid="0057b808"/>
    </style:style>
    <style:style style:name="P62" style:family="paragraph" style:parent-style-name="List_20_Contents">
      <style:paragraph-properties fo:margin-top="0cm" fo:margin-bottom="0.499cm" style:contextual-spacing="false"/>
      <style:text-properties officeooo:paragraph-rsid="003c6549"/>
    </style:style>
    <style:style style:name="P63" style:family="paragraph" style:parent-style-name="Heading_20_3">
      <style:paragraph-properties fo:margin-top="0cm" fo:margin-bottom="0.499cm" style:contextual-spacing="false"/>
      <style:text-properties fo:color="#000000" officeooo:paragraph-rsid="003c6549"/>
    </style:style>
    <style:style style:name="P64" style:family="paragraph" style:parent-style-name="Preformatted_20_Text">
      <style:paragraph-properties fo:margin-top="0cm" fo:margin-bottom="0.499cm" style:contextual-spacing="false" style:writing-mode="lr-tb"/>
      <style:text-properties officeooo:paragraph-rsid="003c6549"/>
    </style:style>
    <style:style style:name="P65" style:family="paragraph" style:parent-style-name="List_20_Contents">
      <style:paragraph-properties fo:margin-left="0cm" fo:margin-right="0cm" fo:margin-top="0cm" fo:margin-bottom="0.499cm" style:contextual-spacing="false" fo:text-indent="0cm" style:auto-text-indent="false"/>
      <style:text-properties officeooo:paragraph-rsid="003c6549"/>
    </style:style>
    <style:style style:name="P66" style:family="paragraph" style:parent-style-name="List_20_Heading">
      <style:text-properties officeooo:rsid="0030181b" officeooo:paragraph-rsid="003c6549"/>
    </style:style>
    <style:style style:name="P67" style:family="paragraph" style:parent-style-name="Heading_20_1">
      <style:text-properties fo:font-size="18pt" officeooo:paragraph-rsid="003c6549" style:font-size-asian="18pt" style:font-size-complex="18pt"/>
    </style:style>
    <style:style style:name="P68" style:family="paragraph" style:parent-style-name="Heading_20_1">
      <style:text-properties fo:font-size="16pt" fo:font-weight="bold" officeooo:rsid="0091849e" officeooo:paragraph-rsid="0091849e" style:font-size-asian="16pt" style:font-weight-asian="bold" style:font-size-complex="16pt" style:font-weight-complex="bold"/>
    </style:style>
    <style:style style:name="P69" style:family="paragraph" style:parent-style-name="Heading_20_1">
      <style:text-properties fo:font-size="16pt" fo:font-weight="bold" officeooo:rsid="009a62c5" officeooo:paragraph-rsid="009a62c5" style:font-size-asian="16pt" style:font-weight-asian="bold" style:font-size-complex="16pt" style:font-weight-complex="bold"/>
    </style:style>
    <style:style style:name="P70" style:family="paragraph" style:parent-style-name="Heading_20_1">
      <style:text-properties style:font-name="Courier 10 Pitch" fo:font-size="11pt" fo:font-weight="bold" officeooo:rsid="009346f1" officeooo:paragraph-rsid="009346f1" style:font-size-asian="11pt" style:font-weight-asian="bold" style:font-size-complex="11pt" style:font-weight-complex="bold"/>
    </style:style>
    <style:style style:name="P71" style:family="paragraph" style:parent-style-name="Heading_20_3">
      <style:text-properties fo:color="#000000" fo:font-weight="bold" officeooo:paragraph-rsid="003c6549" style:font-weight-asian="bold" style:font-weight-complex="bold"/>
    </style:style>
    <style:style style:name="P72" style:family="paragraph" style:parent-style-name="Heading_20_3">
      <style:text-properties fo:color="#000000" officeooo:paragraph-rsid="003c6549"/>
    </style:style>
    <style:style style:name="P73" style:family="paragraph" style:parent-style-name="Heading_20_3">
      <style:text-properties fo:color="#000000" fo:font-size="14pt" fo:font-weight="bold" officeooo:rsid="0083a509" officeooo:paragraph-rsid="0057b808" style:font-size-asian="14pt" style:font-weight-asian="bold" style:font-size-complex="14pt" style:font-weight-complex="bold"/>
    </style:style>
    <style:style style:name="P74" style:family="paragraph" style:parent-style-name="Heading_20_3">
      <style:text-properties fo:color="#000000" fo:font-size="14pt" fo:font-weight="bold" officeooo:rsid="0084b660" officeooo:paragraph-rsid="007c4a9c" style:font-size-asian="14pt" style:font-weight-asian="bold" style:font-size-complex="14pt" style:font-weight-complex="bold"/>
    </style:style>
    <style:style style:name="P75" style:family="paragraph" style:parent-style-name="Preformatted_20_Text">
      <style:paragraph-properties style:writing-mode="lr-tb"/>
      <style:text-properties fo:language="en" fo:country="US" officeooo:rsid="007b065b" officeooo:paragraph-rsid="003c6549"/>
    </style:style>
    <style:style style:name="P76" style:family="paragraph" style:parent-style-name="Preformatted_20_Text">
      <style:paragraph-properties style:writing-mode="lr-tb"/>
      <style:text-properties fo:language="en" fo:country="US" officeooo:paragraph-rsid="003c6549"/>
    </style:style>
    <style:style style:name="P77" style:family="paragraph" style:parent-style-name="Preformatted_20_Text">
      <style:paragraph-properties style:writing-mode="lr-tb"/>
      <style:text-properties officeooo:rsid="00764ca4" officeooo:paragraph-rsid="003c6549"/>
    </style:style>
    <style:style style:name="P78" style:family="paragraph" style:parent-style-name="Preformatted_20_Text">
      <style:paragraph-properties style:writing-mode="lr-tb"/>
      <style:text-properties officeooo:rsid="007bce80" officeooo:paragraph-rsid="003c6549"/>
    </style:style>
    <style:style style:name="P79" style:family="paragraph" style:parent-style-name="Preformatted_20_Text">
      <style:paragraph-properties style:writing-mode="lr-tb"/>
      <style:text-properties officeooo:paragraph-rsid="003c6549"/>
    </style:style>
    <style:style style:name="P80" style:family="paragraph" style:parent-style-name="Text_20_body" style:list-style-name="L1">
      <style:text-properties officeooo:paragraph-rsid="003c6549"/>
    </style:style>
    <style:style style:name="P81" style:family="paragraph" style:parent-style-name="Text_20_body" style:list-style-name="L2">
      <style:text-properties officeooo:paragraph-rsid="0057b808"/>
    </style:style>
    <style:style style:name="P82" style:family="paragraph" style:parent-style-name="Text_20_body" style:list-style-name="L3">
      <style:text-properties officeooo:paragraph-rsid="0057b808"/>
    </style:style>
    <style:style style:name="P83" style:family="paragraph" style:parent-style-name="Text_20_body">
      <style:text-properties style:font-name="Courier 10 Pitch" fo:font-size="11pt" fo:font-weight="bold" officeooo:rsid="006ad2cd" officeooo:paragraph-rsid="006ad2cd" style:font-size-asian="11pt" style:font-weight-asian="bold" style:font-size-complex="11pt" style:font-weight-complex="bold"/>
    </style:style>
    <style:style style:name="P84" style:family="paragraph" style:parent-style-name="Text_20_body">
      <style:text-properties style:font-name="Courier 10 Pitch" fo:font-size="11pt" fo:font-weight="normal" officeooo:rsid="0086539e" officeooo:paragraph-rsid="0086539e" style:font-size-asian="11pt" style:font-weight-asian="normal" style:font-size-complex="11pt" style:font-weight-complex="normal"/>
    </style:style>
    <style:style style:name="P85" style:family="paragraph" style:parent-style-name="Text_20_body">
      <style:text-properties style:font-name="Courier 10 Pitch" fo:font-size="11pt" fo:font-weight="normal" officeooo:rsid="005cbfab" officeooo:paragraph-rsid="00620101" style:font-size-asian="11pt" style:font-weight-asian="normal" style:font-size-complex="11pt" style:font-weight-complex="normal"/>
    </style:style>
    <style:style style:name="P86" style:family="paragraph" style:parent-style-name="Text_20_body">
      <style:text-properties style:font-name="Courier 10 Pitch" fo:font-size="11pt" fo:font-weight="normal" officeooo:rsid="008cbcf0" officeooo:paragraph-rsid="008cbcf0" style:font-size-asian="11pt" style:font-weight-asian="normal" style:font-size-complex="11pt" style:font-weight-complex="normal"/>
    </style:style>
    <style:style style:name="P87" style:family="paragraph" style:parent-style-name="Text_20_body">
      <style:text-properties style:font-name="Bitstream Charter" fo:font-size="18pt" fo:font-weight="bold" officeooo:rsid="006d0219" officeooo:paragraph-rsid="006761e7" style:font-size-asian="18pt" style:font-weight-asian="bold" style:font-size-complex="18pt" style:font-weight-complex="bold"/>
    </style:style>
    <style:style style:name="P88" style:family="paragraph" style:parent-style-name="Text_20_body">
      <style:text-properties style:font-name="Bitstream Charter" fo:font-size="18pt" fo:font-weight="bold" officeooo:rsid="00a342af" officeooo:paragraph-rsid="00a342af" style:font-size-asian="18pt" style:font-weight-asian="bold" style:font-size-complex="18pt" style:font-weight-complex="bold"/>
    </style:style>
    <style:style style:name="P89" style:family="paragraph" style:parent-style-name="Text_20_body" style:list-style-name="L4"/>
    <style:style style:name="P90" style:family="paragraph" style:parent-style-name="Text_20_body">
      <style:text-properties fo:font-size="12pt" fo:font-weight="bold" officeooo:rsid="007f50df" officeooo:paragraph-rsid="007f50df" style:font-weight-asian="bold" style:font-weight-complex="bold"/>
    </style:style>
    <style:style style:name="P91" style:family="paragraph" style:parent-style-name="Text_20_body">
      <style:text-properties style:font-name="Liberation Serif" fo:font-size="12pt" fo:font-weight="bold" officeooo:rsid="0086539e" officeooo:paragraph-rsid="0086539e" style:font-size-asian="12pt" style:font-weight-asian="bold" style:font-size-complex="12pt" style:font-weight-complex="bold"/>
    </style:style>
    <style:style style:name="P92" style:family="paragraph" style:parent-style-name="Text_20_body">
      <style:text-properties officeooo:paragraph-rsid="003c6549"/>
    </style:style>
    <style:style style:name="P93" style:family="paragraph" style:parent-style-name="Text_20_body">
      <style:text-properties officeooo:paragraph-rsid="00a035cc"/>
    </style:style>
    <style:style style:name="P94" style:family="paragraph" style:parent-style-name="Text_20_body">
      <style:text-properties fo:font-size="16pt" fo:font-weight="bold" officeooo:rsid="0082426e" officeooo:paragraph-rsid="003c6549" style:font-size-asian="16pt" style:font-weight-asian="bold" style:font-size-complex="16pt" style:font-weight-complex="bold"/>
    </style:style>
    <style:style style:name="P95" style:family="paragraph" style:parent-style-name="Text_20_body">
      <style:text-properties fo:font-size="16pt" fo:font-weight="bold" officeooo:rsid="00a14da0" officeooo:paragraph-rsid="00a14da0" style:font-size-asian="16pt" style:font-weight-asian="bold" style:font-size-complex="16pt" style:font-weight-complex="bold"/>
    </style:style>
    <style:style style:name="P96" style:family="paragraph" style:parent-style-name="Text_20_body" style:list-style-name="L1">
      <style:paragraph-properties fo:margin-top="0cm" fo:margin-bottom="0cm" style:contextual-spacing="false"/>
      <style:text-properties officeooo:paragraph-rsid="003c6549"/>
    </style:style>
    <style:style style:name="P97" style:family="paragraph" style:parent-style-name="Text_20_body" style:list-style-name="L4">
      <style:paragraph-properties fo:margin-top="0cm" fo:margin-bottom="0cm" style:contextual-spacing="false"/>
    </style:style>
    <style:style style:name="P98" style:family="paragraph" style:parent-style-name="Heading_20_2">
      <style:text-properties style:font-name="Courier 10 Pitch" fo:font-size="11pt" fo:font-weight="bold" officeooo:rsid="0083a509" officeooo:paragraph-rsid="0057b808" style:font-size-asian="11pt" style:font-weight-asian="bold" style:font-size-complex="11pt" style:font-weight-complex="bold"/>
    </style:style>
    <style:style style:name="P99" style:family="paragraph" style:parent-style-name="Heading_20_2">
      <style:text-properties fo:font-size="15pt" fo:font-weight="bold" officeooo:rsid="00a035cc" officeooo:paragraph-rsid="00a035cc" style:font-size-asian="15pt" style:font-weight-asian="bold" style:font-size-complex="15pt" style:font-weight-complex="bold"/>
    </style:style>
    <style:style style:name="P100" style:family="paragraph" style:parent-style-name="Heading_20_2">
      <style:text-properties fo:font-size="16pt" fo:font-weight="bold" officeooo:rsid="00a67aeb" officeooo:paragraph-rsid="00a67aeb" style:font-size-asian="16pt" style:font-weight-asian="bold" style:font-size-complex="16pt" style:font-weight-complex="bold"/>
    </style:style>
    <style:style style:name="P101" style:family="paragraph" style:parent-style-name="Preformatted_20_Text">
      <style:paragraph-properties fo:margin-top="0cm" fo:margin-bottom="0.499cm" style:contextual-spacing="false"/>
      <style:text-properties officeooo:paragraph-rsid="003c6549"/>
    </style:style>
    <style:style style:name="P102" style:family="paragraph" style:parent-style-name="Heading_20_1">
      <style:text-properties fo:font-size="16pt" fo:font-weight="bold" officeooo:rsid="00a588c7" officeooo:paragraph-rsid="00a588c7" style:font-size-asian="16pt" style:font-weight-asian="bold" style:font-size-complex="16pt" style:font-weight-complex="bold"/>
    </style:style>
    <style:style style:name="T1" style:family="text">
      <style:text-properties fo:font-size="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officeooo:rsid="006dd03b" style:font-size-asian="12pt" style:font-weight-asian="bold" style:font-size-complex="12pt" style:font-weight-complex="bold"/>
    </style:style>
    <style:style style:name="T4" style:family="text">
      <style:text-properties fo:font-size="12pt" fo:font-weight="bold" officeooo:rsid="000df7ae" style:font-size-asian="12pt" style:font-weight-asian="bold" style:font-size-complex="12pt"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44491" style:font-weight-asian="bold" style:font-weight-complex="bold"/>
    </style:style>
    <style:style style:name="T8" style:family="text">
      <style:text-properties fo:font-weight="bold" officeooo:rsid="0028cc1d" style:font-weight-asian="bold" style:font-weight-complex="bold"/>
    </style:style>
    <style:style style:name="T9" style:family="text">
      <style:text-properties fo:font-weight="bold" officeooo:rsid="002a4c57" style:font-weight-asian="bold" style:font-weight-complex="bold"/>
    </style:style>
    <style:style style:name="T10" style:family="text">
      <style:text-properties fo:font-weight="bold" officeooo:rsid="002c31e5" style:font-weight-asian="bold" style:font-weight-complex="bold"/>
    </style:style>
    <style:style style:name="T11" style:family="text">
      <style:text-properties fo:font-weight="bold" officeooo:rsid="0030181b" style:font-weight-asian="bold" style:font-weight-complex="bold"/>
    </style:style>
    <style:style style:name="T12" style:family="text">
      <style:text-properties fo:font-weight="bold" officeooo:rsid="00321476" style:font-weight-asian="bold" style:font-weight-complex="bold"/>
    </style:style>
    <style:style style:name="T13" style:family="text">
      <style:text-properties fo:font-weight="bold" officeooo:rsid="00323e5b" style:font-weight-asian="bold" style:font-weight-complex="bold"/>
    </style:style>
    <style:style style:name="T14" style:family="text">
      <style:text-properties fo:font-weight="bold" officeooo:rsid="0033670f" style:font-weight-asian="bold" style:font-weight-complex="bold"/>
    </style:style>
    <style:style style:name="T15" style:family="text">
      <style:text-properties fo:font-weight="bold" officeooo:rsid="0034524b" style:font-weight-asian="bold" style:font-weight-complex="bold"/>
    </style:style>
    <style:style style:name="T16" style:family="text">
      <style:text-properties fo:font-weight="bold" officeooo:rsid="0034caf2" style:font-weight-asian="bold" style:font-weight-complex="bold"/>
    </style:style>
    <style:style style:name="T17" style:family="text">
      <style:text-properties fo:font-weight="bold" officeooo:rsid="0035befe" style:font-weight-asian="bold" style:font-weight-complex="bold"/>
    </style:style>
    <style:style style:name="T18" style:family="text">
      <style:text-properties fo:font-weight="bold" officeooo:rsid="0037a3a1" style:font-weight-asian="bold" style:font-weight-complex="bold"/>
    </style:style>
    <style:style style:name="T19" style:family="text">
      <style:text-properties fo:font-weight="bold" officeooo:rsid="003987de" style:font-weight-asian="bold" style:font-weight-complex="bold"/>
    </style:style>
    <style:style style:name="T20" style:family="text">
      <style:text-properties fo:font-weight="bold" officeooo:rsid="00454263" style:font-weight-asian="bold" style:font-weight-complex="bold"/>
    </style:style>
    <style:style style:name="T21" style:family="text">
      <style:text-properties fo:font-weight="bold" officeooo:rsid="009b6e04" style:font-weight-asian="bold" style:font-weight-complex="bold"/>
    </style:style>
    <style:style style:name="T22" style:family="text">
      <style:text-properties style:font-name="Courier 10 Pitch"/>
    </style:style>
    <style:style style:name="T23" style:family="text">
      <style:text-properties style:font-name="Courier 10 Pitch" fo:font-size="11pt" fo:font-weight="normal" officeooo:rsid="0083a509" style:font-size-asian="11pt" style:font-weight-asian="normal" style:font-size-complex="11pt" style:font-weight-complex="normal"/>
    </style:style>
    <style:style style:name="T24" style:family="text">
      <style:text-properties style:font-name="Courier 10 Pitch" fo:font-size="11pt" fo:font-weight="normal" officeooo:rsid="0086539e" style:font-size-asian="11pt" style:font-weight-asian="normal" style:font-size-complex="11pt" style:font-weight-complex="normal"/>
    </style:style>
    <style:style style:name="T25" style:family="text">
      <style:text-properties style:font-name="Courier 10 Pitch" fo:font-size="11pt" fo:font-weight="bold" officeooo:rsid="008eccc4" style:font-size-asian="11pt" style:font-weight-asian="bold" style:font-size-complex="11pt" style:font-weight-complex="bold"/>
    </style:style>
    <style:style style:name="T26" style:family="text">
      <style:text-properties style:font-name="Courier 10 Pitch" officeooo:rsid="0085db89"/>
    </style:style>
    <style:style style:name="T27" style:family="text">
      <style:text-properties fo:font-size="14pt" fo:font-weight="bold" style:font-weight-asian="bold" style:font-weight-complex="bold"/>
    </style:style>
    <style:style style:name="T28" style:family="text">
      <style:text-properties fo:font-size="14pt" fo:font-weight="bold" officeooo:rsid="00244491" style:font-weight-asian="bold" style:font-weight-complex="bold"/>
    </style:style>
    <style:style style:name="T29" style:family="text">
      <style:text-properties fo:font-size="14pt" fo:font-weight="bold" officeooo:rsid="00256cdd" style:font-weight-asian="bold" style:font-weight-complex="bold"/>
    </style:style>
    <style:style style:name="T30" style:family="text">
      <style:text-properties fo:font-size="14pt" fo:font-weight="bold" officeooo:rsid="0028343d" style:font-weight-asian="bold" style:font-weight-complex="bold"/>
    </style:style>
    <style:style style:name="T31" style:family="text">
      <style:text-properties fo:font-size="14pt" fo:font-weight="bold" officeooo:rsid="0028a906" style:font-weight-asian="bold" style:font-weight-complex="bold"/>
    </style:style>
    <style:style style:name="T32" style:family="text">
      <style:text-properties fo:font-size="14pt" style:font-size-asian="12.25pt" style:font-size-complex="14pt"/>
    </style:style>
    <style:style style:name="T33" style:family="text">
      <style:text-properties officeooo:rsid="00872f48"/>
    </style:style>
    <style:style style:name="T34" style:family="text">
      <style:text-properties officeooo:rsid="0065cd83"/>
    </style:style>
    <style:style style:name="T35" style:family="text">
      <style:text-properties officeooo:rsid="00454263"/>
    </style:style>
    <style:style style:name="T36" style:family="text">
      <style:text-properties fo:language="en" fo:country="US"/>
    </style:style>
    <style:style style:name="T37" style:family="text">
      <style:text-properties officeooo:rsid="00764ca4"/>
    </style:style>
    <style:style style:name="T38" style:family="text">
      <style:text-properties officeooo:rsid="00807f81"/>
    </style:style>
    <style:style style:name="T39" style:family="text">
      <style:text-properties officeooo:rsid="0085db89"/>
    </style:style>
    <style:style style:name="T40" style:family="text">
      <style:text-properties officeooo:rsid="003e1445"/>
    </style:style>
    <style:style style:name="T41" style:family="text">
      <style:text-properties fo:font-style="italic"/>
    </style:style>
    <style:style style:name="T42" style:family="text">
      <style:text-properties style:font-name="Liberation Serif"/>
    </style:style>
    <style:style style:name="T43" style:family="text">
      <style:text-properties style:font-name="Liberation Serif" fo:font-size="12pt" fo:font-weight="normal" officeooo:rsid="004dde14" style:font-size-asian="12pt" style:font-weight-asian="normal" style:font-size-complex="12pt" style:font-weight-complex="normal"/>
    </style:style>
    <style:style style:name="T44" style:family="text">
      <style:text-properties style:font-name="Liberation Serif" fo:font-size="12pt" fo:font-weight="bold" officeooo:rsid="004dde14" style:font-size-asian="12pt" style:font-weight-asian="bold" style:font-size-complex="12pt" style:font-weight-complex="bold"/>
    </style:style>
    <style:style style:name="T45" style:family="text">
      <style:text-properties style:font-name="Liberation Serif" fo:font-size="12pt" fo:font-weight="bold" officeooo:rsid="00804d8b" style:font-size-asian="12pt" style:font-weight-asian="bold" style:font-size-complex="12pt" style:font-weight-complex="bold"/>
    </style:style>
    <style:style style:name="T46" style:family="text">
      <style:text-properties style:font-name="Liberation Serif" fo:font-size="18pt" fo:font-weight="bold" style:font-size-asian="18pt" style:font-weight-asian="bold" style:font-size-complex="18pt" style:font-weight-complex="bold"/>
    </style:style>
    <style:style style:name="T47" style:family="text">
      <style:text-properties style:font-name="Liberation Serif" fo:font-size="18pt" fo:font-weight="bold" officeooo:rsid="007e0794" style:font-size-asian="18pt" style:font-weight-asian="bold" style:font-size-complex="18pt" style:font-weight-complex="bold"/>
    </style:style>
    <style:style style:name="T48" style:family="text">
      <style:text-properties fo:color="#000000" fo:font-weight="bold" style:font-weight-asian="bold" style:font-weight-complex="bold"/>
    </style:style>
    <style:style style:name="T49" style:family="text">
      <style:text-properties fo:color="#000000" fo:font-size="12pt" fo:font-weight="bold" officeooo:rsid="0084b660" style:font-size-asian="12pt" style:font-weight-asian="bold" style:font-size-complex="12pt" style:font-weight-complex="bold"/>
    </style:style>
    <style:style style:name="T50" style:family="text">
      <style:text-properties fo:font-size="11pt" style:font-size-asian="11pt" style:font-size-complex="11pt"/>
    </style:style>
    <style:style style:name="T51" style:family="text">
      <style:text-properties fo:font-size="11pt" officeooo:rsid="009a62c5" style:font-size-asian="11pt" style:font-size-complex="11pt"/>
    </style:style>
    <style:style style:name="T52" style:family="text">
      <style:text-properties fo:font-size="11pt" fo:font-weight="bold" officeooo:rsid="009a62c5" style:font-size-asian="11pt" style:font-weight-asian="bold" style:font-size-complex="11pt" style:font-weight-complex="bold"/>
    </style:style>
    <style:style style:name="T53" style:family="text">
      <style:text-properties fo:font-size="11pt" fo:font-weight="bold" officeooo:rsid="000df7ae" style:font-size-asian="11pt" style:font-weight-asian="bold" style:font-size-complex="11pt" style:font-weight-complex="bold"/>
    </style:style>
    <style:style style:name="T54" style:family="text">
      <style:text-properties officeooo:rsid="00668cfd"/>
    </style:style>
    <style:style style:name="T55" style:family="text">
      <style:text-properties officeooo:rsid="006b39bc"/>
    </style:style>
    <style:style style:name="T56" style:family="text">
      <style:text-properties fo:font-size="16pt" fo:font-weight="bold" officeooo:rsid="008f310d" style:font-size-asian="16pt" style:font-weight-asian="bold" style:font-size-complex="16pt" style:font-weight-complex="bold"/>
    </style:style>
    <style:style style:name="T57" style:family="text">
      <style:text-properties officeooo:rsid="0076d975"/>
    </style:style>
    <style:style style:name="T58" style:family="text">
      <style:text-properties style:font-name="Bitstream Charter" fo:font-size="15pt" fo:font-weight="normal" officeooo:rsid="007aab50" style:font-size-asian="15pt" style:font-weight-asian="normal" style:font-size-complex="15pt" style:font-weight-complex="normal"/>
    </style:style>
    <style:style style:name="T59" style:family="text">
      <style:text-properties fo:font-size="18pt" fo:font-weight="bold" officeooo:rsid="006dd03b" style:font-size-asian="18pt" style:font-weight-asian="bold" style:font-size-complex="18pt" style:font-weight-complex="bold"/>
    </style:style>
    <style:style style:name="T60" style:family="text">
      <style:text-properties fo:font-size="18pt" fo:font-weight="bold" officeooo:rsid="00a035cc" style:font-size-asian="18pt" style:font-weight-asian="bold" style:font-size-complex="18pt" style:font-weight-complex="bold"/>
    </style:style>
    <style:style style:name="T61" style:family="text">
      <style:text-properties officeooo:rsid="007deb01"/>
    </style:style>
    <style:style style:name="T62" style:family="text">
      <style:text-properties officeooo:rsid="00822335"/>
    </style:style>
    <style:style style:name="T63" style:family="text">
      <style:text-properties officeooo:rsid="009b6e04"/>
    </style:style>
    <style:style style:name="T64" style:family="text">
      <style:text-properties officeooo:rsid="00a035cc"/>
    </style:style>
    <style:style style:name="T65" style:family="text">
      <style:text-properties officeooo:rsid="00a67aeb"/>
    </style:style>
    <style:style style:name="T66" style:family="text">
      <style:text-properties officeooo:rsid="00a747e7"/>
    </style:style>
    <style:style style:name="T67" style:family="text">
      <style:text-properties officeooo:rsid="00a8875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2">10:<text:span text:style-name="T67">0</text:span>0</text:h>
      <text:h text:style-name="P45" text:outline-level="2">Three kinds of functions</text:h>
      <text:p text:style-name="P20"><text:tab/>Looking from a particular point of view, we can discern three kinds of functions. </text:p>
      <text:p text:style-name="P20"><text:span text:style-name="T33">1.</text:span>Functions that are always available for usage,</text:p>
      <text:p text:style-name="P20"><text:span text:style-name="T33">2.</text:span>functions that are contained within external modules, which must be imported and </text:p>
      <text:p text:style-name="P20"><text:span text:style-name="T33">3.</text:span>functions defined by a programmer with the <text:span text:style-name="Source_20_Text">def</text:span> keyword. </text:p>
      <text:p text:style-name="P19"><text:span text:style-name="T2"><text:tab/>Three kinds of functions are :</text:span> </text:p>
      <text:p text:style-name="P60">from math import sqrt<text:tab/><text:span text:style-name="T34">#</text:span>The <text:span text:style-name="Source_20_Text">sqrt()</text:span> function is imported from the math module. </text:p>
      <text:p text:style-name="P58">def cube(x):<text:tab/><text:tab/><text:span text:style-name="T34">#</text:span>The cube() function is a custom defined function. </text:p>
      <text:p text:style-name="P60"><text:s text:c="4"/>return x * x * x <text:s/></text:p>
      <text:p text:style-name="P60">print abs(-1)<text:tab/><text:tab/><text:span text:style-name="T34">#</text:span>The <text:span text:style-name="Source_20_Text">abs()</text:span> function is a built-in function readily accessible. It is part of the core of the language. </text:p>
      <text:h text:style-name="P71" text:outline-level="3">Assign functions to variables</text:h>
      <text:p text:style-name="P56"/>
      <text:p text:style-name="P58"><text:span text:style-name="Source_20_Text">def greet(name):</text:span></text:p>
      <text:p text:style-name="P58"><text:span text:style-name="Source_20_Text"><text:s text:c="4"/>return "hello "+name</text:span></text:p>
      <text:p text:style-name="P58"/>
      <text:p text:style-name="P58"><text:span text:style-name="Source_20_Text">greet_someone = greet</text:span></text:p>
      <text:p text:style-name="P58"><text:span text:style-name="Source_20_Text">print greet_someone("John")</text:span></text:p>
      <text:p text:style-name="P58"/>
      <text:p text:style-name="P58"/>
      <text:h text:style-name="P72" text:outline-level="3">Define functions inside other functions</text:h>
      <text:p text:style-name="P58"/>
      <text:p text:style-name="P58"><text:span text:style-name="Source_20_Text">def greet(name):</text:span></text:p>
      <text:p text:style-name="P58"><text:span text:style-name="Source_20_Text"><text:s text:c="4"/>def get_message():</text:span></text:p>
      <text:p text:style-name="P58"><text:span text:style-name="Source_20_Text"><text:s text:c="8"/>return "Hello "</text:span></text:p>
      <text:p text:style-name="P58"/>
      <text:p text:style-name="P58"><text:span text:style-name="Source_20_Text"><text:s text:c="4"/>result = get_message()+name</text:span></text:p>
      <text:p text:style-name="P58"><text:span text:style-name="Source_20_Text"><text:s text:c="4"/>return result</text:span></text:p>
      <text:p text:style-name="P58"/>
      <text:p text:style-name="P60"><text:span text:style-name="Source_20_Text">print greet("John")</text:span></text:p>
      <text:h text:style-name="P63" text:outline-level="3">Functions can be passed as parameters to other functions</text:h>
      <text:p text:style-name="P57"/>
      <text:p text:style-name="P58"><text:span text:style-name="Source_20_Text">def greet(name):</text:span></text:p>
      <text:p text:style-name="P58"><text:span text:style-name="Source_20_Text"><text:s text:c="3"/>return "Hello " + name </text:span></text:p>
      <text:p text:style-name="P58"/>
      <text:p text:style-name="P58"><text:span text:style-name="Source_20_Text">def call_func(func):</text:span></text:p>
      <text:p text:style-name="P58"><text:span text:style-name="Source_20_Text"><text:s text:c="4"/>other_name = "John"</text:span></text:p>
      <text:p text:style-name="P58"><text:span text:style-name="Source_20_Text"><text:s text:c="4"/>return func(other_name) <text:s/></text:span></text:p>
      <text:p text:style-name="P58"/>
      <text:p text:style-name="P60"><text:span text:style-name="Source_20_Text">print call_func(greet)</text:span></text:p>
      <text:h text:style-name="P72" text:outline-level="3"><text:soft-page-break/>Functions can return other functions</text:h>
      <text:p text:style-name="P20">In other words, functions generating other functions.</text:p>
      <text:p text:style-name="P58"/>
      <text:p text:style-name="P58"><text:span text:style-name="Source_20_Text">def compose_greet_func():</text:span></text:p>
      <text:p text:style-name="P58"><text:span text:style-name="Source_20_Text"><text:s text:c="4"/>def get_message():</text:span></text:p>
      <text:p text:style-name="P58"><text:span text:style-name="Source_20_Text"><text:s text:c="8"/>return "Hello there!"</text:span></text:p>
      <text:p text:style-name="P58"/>
      <text:p text:style-name="P58"><text:span text:style-name="Source_20_Text"><text:s text:c="4"/>return get_message</text:span></text:p>
      <text:p text:style-name="P58"/>
      <text:p text:style-name="P58"><text:span text:style-name="Source_20_Text">greet = compose_greet_func()</text:span></text:p>
      <text:p text:style-name="P60"><text:span text:style-name="Source_20_Text">print greet()</text:span></text:p>
      <text:p text:style-name="P20"/>
      <text:p text:style-name="P93"><text:span text:style-name="T60">10:30</text:span></text:p>
      <text:p text:style-name="P93"><text:span text:style-name="T59">Errors </text:span></text:p>
      <text:p text:style-name="P20"><text:span text:style-name="T3">System Errors : </text:span>Syntax errors, also known as parsing errors, are perhaps the most common kind of complaint you get while you are still learning Python.</text:p>
      <text:p text:style-name="P20"><text:tab/>&gt;&gt;&gt; while True print 'Hello world'</text:p>
      <text:p text:style-name="P58"><text:tab/> <text:s/>File "&lt;stdin&gt;", line 1, in ?</text:p>
      <text:p text:style-name="P58"><text:s text:c="8"/>while True print 'Hello world'</text:p>
      <text:p text:style-name="P60"><text:tab/> <text:s/>SyntaxError: invalid syntax</text:p>
      <text:h text:style-name="P47" text:outline-level="2">Exceptions</text:h>
      <text:p text:style-name="P20">Even if a statement or expression is syntactically correct, it may cause an error when an attempt is made to execute it. Errors detected during execution are called <text:span text:style-name="Emphasis">exceptions</text:span> and are not unconditionally fatal: you will soon learn how to handle them in Python programs. </text:p>
      <text:p text:style-name="P20"/>
      <text:h text:style-name="P67" text:outline-level="1"><text:bookmark text:name="Handling_Exceptions"/>Handling Exceptions</text:h>
      <text:p text:style-name="P20"><text:bookmark text:name="line-3"/><text:bookmark text:name="line-2"/>The simplest way to handle exceptions is with a "try-except" block: <text:bookmark text:name="line-5"/><text:bookmark text:name="line-4"/></text:p>
      <text:p text:style-name="P76"><text:tab/>x,y = 5,0</text:p>
      <text:p text:style-name="P79"><text:span text:style-name="T36"><text:s/></text:span><text:bookmark text:name="line-2-1"/><text:bookmark text:name="CA-1596d58e70594684e4effd17128db7685b65dbbc_2"/><text:span text:style-name="T36"><text:tab/>try:</text:span></text:p>
      <text:p text:style-name="P79"><text:span text:style-name="T36"><text:s/></text:span><text:bookmark text:name="line-3-1"/><text:bookmark text:name="CA-1596d58e70594684e4effd17128db7685b65dbbc_3"/><text:span text:style-name="T36"><text:s text:c="2"/><text:tab/><text:tab/>z = x/y</text:span></text:p>
      <text:p text:style-name="P79"><text:span text:style-name="T36"><text:s/></text:span><text:bookmark text:name="line-4-1"/><text:bookmark text:name="CA-1596d58e70594684e4effd17128db7685b65dbbc_4"/><text:span text:style-name="T36"><text:tab/>except ZeroDivisionError:</text:span></text:p>
      <text:p text:style-name="P64"><text:span text:style-name="T36"><text:s/></text:span><text:bookmark text:name="line-5-1"/><text:bookmark text:name="CA-1596d58e70594684e4effd17128db7685b65dbbc_5"/><text:span text:style-name="T36"><text:s text:c="2"/><text:tab/><text:tab/>print "divide by zero"</text:span></text:p>
      <text:p text:style-name="P20"><text:tab/></text:p>
      <text:p text:style-name="P20">If you wanted to examine the exception from code, you could have: <text:bookmark text:name="line-16"/><text:bookmark text:name="line-15"/></text:p>
      <text:p text:style-name="P75"><text:tab/>tp = () </text:p>
      <text:p text:style-name="P75"><text:tab/>try: </text:p>
      <text:p text:style-name="P75"><text:tab/><text:tab/>tp.append("sa") </text:p>
      <text:p text:style-name="P75"><text:tab/>except Exception as e: </text:p>
      <text:p text:style-name="P75"><text:tab/><text:tab/>print e</text:p>
      <text:h text:style-name="P46" text:outline-level="2"><text:bookmark text:name="General_Error_Catching"/><text:soft-page-break/>General Error Catching</text:h>
      <text:p text:style-name="P79"><text:tab/><text:span text:style-name="T37">import sys </text:span></text:p>
      <text:p text:style-name="P77"><text:tab/>try: </text:p>
      <text:p text:style-name="P77"><text:tab/><text:tab/>untrusted.execute() </text:p>
      <text:p text:style-name="P77"><text:tab/>except: # catch *all* exceptions </text:p>
      <text:p text:style-name="P77"><text:tab/><text:tab/>e1 = sys.exc_info()[0] </text:p>
      <text:p text:style-name="P77"><text:tab/><text:tab/>e2 = sys.exc_info()[1] </text:p>
      <text:p text:style-name="P77"><text:tab/><text:tab/>print e1 </text:p>
      <text:p text:style-name="P77"><text:tab/><text:tab/>print e2</text:p>
      <text:p text:style-name="P78"/>
      <text:p text:style-name="P78">Using try...finally</text:p>
      <text:p text:style-name="P78"/>
      <text:p text:style-name="P78"><text:tab/>try: </text:p>
      <text:p text:style-name="P78"><text:tab/><text:tab/>1/0 </text:p>
      <text:p text:style-name="P78"><text:tab/>except Exception as e: </text:p>
      <text:p text:style-name="P78"><text:tab/><text:tab/>print e </text:p>
      <text:p text:style-name="P78"><text:tab/>finally: </text:p>
      <text:p text:style-name="P78"><text:tab/><text:tab/>print "<text:span text:style-name="T38">always do this before exiting</text:span>"</text:p>
      <text:p text:style-name="P94"/>
      <text:p text:style-name="P95">11:30</text:p>
      <text:h text:style-name="P73" text:outline-level="3">Classes, Objects, Instances</text:h>
      <text:h text:style-name="P48" text:outline-level="2">Creating Classes</text:h>
      <text:p text:style-name="P22">The <text:span text:style-name="T41">class</text:span> statement creates a new class definition. The name of the class immediately follows the keyword <text:span text:style-name="T41">class</text:span> followed by a colon as follows −</text:p>
      <text:p text:style-name="P59">class ClassName:</text:p>
      <text:p text:style-name="P59"><text:s text:c="3"/>'Optional class documentation string'</text:p>
      <text:p text:style-name="P61"><text:s text:c="3"/>class_suite</text:p>
      <text:list xml:id="list1809821577967486777" text:style-name="L2">
        <text:list-item>
          <text:p text:style-name="P81">The class has a documentation string, which can be accessed via <text:span text:style-name="T41">ClassName.__doc__</text:span>.</text:p>
        </text:list-item>
        <text:list-item>
          <text:p text:style-name="P81">The <text:span text:style-name="T41">class_suite</text:span> consists of all the component statements defining class members, data attributes and functions.</text:p>
        </text:list-item>
      </text:list>
      <text:h text:style-name="P48" text:outline-level="2">Creating Instance Objects</text:h>
      <text:p text:style-name="P22"><text:tab/>To create instances of a class, you call the class using class name and pass in whatever arguments its <text:span text:style-name="T41">__init__</text:span> method accepts.</text:p>
      <text:p text:style-name="P22"><text:tab/><text:span text:style-name="T57">Every </text:span>object has an identity, a type and a value.</text:p>
      <text:h text:style-name="P48" text:outline-level="2">Built-In Class Attributes</text:h>
      <text:p text:style-name="P22"><text:tab/>Every Python class keeps following built-in attributes and they can be accessed using dot operator like any other attribute −</text:p>
      <text:list xml:id="list4651907759683856701" text:style-name="L3">
        <text:list-item>
          <text:p text:style-name="P82"><text:span text:style-name="T5">__dict__:</text:span> Dictionary containing the class's namespace.</text:p>
        </text:list-item>
        <text:list-item>
          <text:p text:style-name="P82"><text:span text:style-name="T5">__doc__:</text:span> Class documentation string or none, if undefined. </text:p>
        </text:list-item>
        <text:list-item>
          <text:p text:style-name="P82"><text:span text:style-name="T5">__name__:</text:span> Class name. </text:p>
        </text:list-item>
        <text:list-item>
          <text:p text:style-name="P82"><text:soft-page-break/><text:span text:style-name="T5">__module__:</text:span> Module name in which the class is defined. This attribute is "__main__" in interactive mode. </text:p>
        </text:list-item>
        <text:list-item>
          <text:p text:style-name="P82"><text:span text:style-name="T5">__bases__:</text:span> A possibly empty tuple containing the base classes, in the order of their occurrence in the base class list.</text:p>
        </text:list-item>
      </text:list>
      <text:h text:style-name="P48" text:outline-level="2">Instance Attributes and Methods</text:h>
      <text:p text:style-name="P22"><text:span text:style-name="T23"><text:tab/></text:span><text:span text:style-name="T43">The attributes defined in the class are referred as </text:span><text:span text:style-name="T44">Instance Attributes</text:span><text:span text:style-name="T43">. </text:span><text:span text:style-name="Emphasis">Class attributes</text:span> are attributes that are set at the <text:span text:style-name="Emphasis">class-level</text:span>, as opposed to the <text:span text:style-name="Emphasis">instance-level</text:span>. Normal attributes are introduced in the <text:span text:style-name="Source_20_Text">__init__</text:span> method, but some attributes of a class hold for <text:span text:style-name="Emphasis">all</text:span> instances in all cases. </text:p>
      <text:p text:style-name="P22"><text:tab/>An function defined in a class is called a "method". Methods have access to all the data contained on the instance of the object, they can access and modify anything previously set on <text:span text:style-name="Source_20_Text">self</text:span>. Because they use <text:span text:style-name="Source_20_Text">self</text:span>, they require an instance of the class in order to be used.</text:p>
      <text:p text:style-name="P22"><text:tab/>For this reason, they're often referred to as <text:span text:style-name="T6">"instance methods"</text:span></text:p>
      <text:p text:style-name="P4"># <text:span text:style-name="T54">firstclass</text:span>.py</text:p>
      <text:p text:style-name="P6">from math import pi </text:p>
      <text:p text:style-name="P24"><text:span text:style-name="T22">class </text:span><text:span text:style-name="T26">cal_area</text:span><text:span text:style-name="T22">(object): </text:span></text:p>
      <text:p text:style-name="P7"><text:tab/>def cal_circum_of_circle(self,rad): </text:p>
      <text:p text:style-name="P7"><text:tab/><text:tab/>circum = 2*pi*rad </text:p>
      <text:p text:style-name="P7"><text:tab/><text:tab/>print circum </text:p>
      <text:p text:style-name="P7"><text:tab/> </text:p>
      <text:p text:style-name="P7"><text:tab/>def cal_area_of_circle(self,rad): </text:p>
      <text:p text:style-name="P7"><text:tab/><text:tab/>area = pi*rad*rad </text:p>
      <text:p text:style-name="P7"><text:tab/><text:tab/>print area </text:p>
      <text:p text:style-name="P7"/>
      <text:p text:style-name="P7"><text:tab/>def cal_area_of_triangle(self,length,base): </text:p>
      <text:p text:style-name="P7"><text:tab/><text:tab/>area = 0.5*length*base </text:p>
      <text:p text:style-name="P7"><text:tab/><text:tab/>print area </text:p>
      <text:p text:style-name="P7">if __name__ == "__main__": </text:p>
      <text:p text:style-name="P7"><text:tab/>obj = <text:span text:style-name="T39">cal_area</text:span>() </text:p>
      <text:p text:style-name="P7"><text:tab/>obj.cal_circum_of_circle(10) </text:p>
      <text:p text:style-name="P7"><text:tab/>obj.cal_area_of_circle(10) </text:p>
      <text:p text:style-name="P7"><text:tab/>obj.cal_area_of_triangle(10,20) </text:p>
      <text:h text:style-name="P74" text:outline-level="3"><text:soft-page-break/>Constructor</text:h>
      <text:p text:style-name="P36"><text:span text:style-name="T49"><text:tab/></text:span>Python doesn't have explicit constructors like C++ or Java, but the __init__() method in Python is something similar, though it is strictly speaking not a constructor. It behaves in many ways like a constructor, e.g. it is the first code which is executed, when a new instance of a class is created. The name sounds also like a constructor "__init__". But strictly speaking it would be wrong to call it a constructor, because a new instance is already "constructed" by the time the method __init__ is called. <text:line-break/><text:tab/>But anyway, the __init__ method is used - like constructors in other object oriented programming languages - to initialize the instance variables of an object.</text:p>
      <text:p text:style-name="P23"/>
      <text:h text:style-name="P72" text:outline-level="3">Static Methods</text:h>
      <text:p text:style-name="P20"><text:span text:style-name="T48"><text:tab/></text:span>There is a class of methods called <text:span text:style-name="Emphasis">static methods</text:span>, that don't have access to <text:span text:style-name="Source_20_Text">self</text:span>. Just like class attributes, they are methods that work without requiring an instance to be present. Since instances are always referenced through <text:span text:style-name="Source_20_Text">self</text:span>, static methods have no <text:span text:style-name="Source_20_Text">self</text:span> parameter.</text:p>
      <text:p text:style-name="P20"><text:tab/>The <text:span text:style-name="Teletype">@staticmethod</text:span> form is a function <text:a xlink:type="simple" xlink:href="https://docs.python.org/2/glossary.html#term-decorator"><text:span text:style-name="Emphasis">decorator</text:span></text:a></text:p>
      <text:p text:style-name="P83"># staticmethod.py</text:p>
      <text:p text:style-name="P8">class myfunc(object): </text:p>
      <text:p text:style-name="P8"><text:tab/>@staticmethod<text:tab/> </text:p>
      <text:p text:style-name="P8"><text:tab/>def fact(n): </text:p>
      <text:p text:style-name="P8"><text:tab/><text:tab/>fact = 1 </text:p>
      <text:p text:style-name="P8"><text:tab/><text:tab/>for i in range(n,1,-1): </text:p>
      <text:p text:style-name="P8"><text:tab/><text:tab/><text:tab/>fact = fact*i </text:p>
      <text:p text:style-name="P8"><text:tab/><text:tab/>return fact<text:tab/> </text:p>
      <text:p text:style-name="P8"/>
      <text:p text:style-name="P8"><text:tab/>def calculate_fact(self,n): </text:p>
      <text:p text:style-name="P8"><text:tab/><text:tab/>val = self.fact(n) </text:p>
      <text:p text:style-name="P8"><text:tab/><text:tab/>print "Got fact Value here: ",val </text:p>
      <text:p text:style-name="P9"/>
      <text:p text:style-name="P8">if __name__ == "__main__": </text:p>
      <text:p text:style-name="P8"><text:tab/>m = myfunc() </text:p>
      <text:p text:style-name="P8"><text:tab/>n = int(raw_input("Enter the number : ")) </text:p>
      <text:p text:style-name="P8"><text:tab/>m.calculate_fact(n) </text:p>
      <text:p text:style-name="P87"/>
      <text:p text:style-name="P88"><text:soft-page-break/>12 : 30</text:p>
      <text:p text:style-name="P87">Features of Object Oriented Programming</text:p>
      <text:p text:style-name="P30"><text:span text:style-name="T46"><text:tab/></text:span>There are three widely used programming paradigms there. Procedural programming, functional programming and object-oriented programming. Python supports both procedural and object-oriented programming. There is some limited support for functional programming too. </text:p>
      <text:p text:style-name="Text_20_body"><text:span text:style-name="Emphasis">Object-oriented programming (OOP)</text:span> is a programming paradigm that uses objects and their interactions to design applications and computer programs. (Wikipedia) </text:p>
      <text:p text:style-name="Text_20_body">There are some basic programming concepts in OOP: </text:p>
      <text:list xml:id="list661980893787367608" text:style-name="L4">
        <text:list-item>
          <text:p text:style-name="P97">Abstraction </text:p>
        </text:list-item>
        <text:list-item>
          <text:p text:style-name="P97">Polymorphism </text:p>
        </text:list-item>
        <text:list-item>
          <text:p text:style-name="P97">Encapsulation </text:p>
        </text:list-item>
        <text:list-item>
          <text:p text:style-name="P89">Inheritance </text:p>
        </text:list-item>
      </text:list>
      <text:p text:style-name="P32">1 : Abstraction</text:p>
      <text:p text:style-name="P37"><text:span text:style-name="T47"><text:tab/></text:span>The word “abstraction” in general refers to the process of dealing with things independently of their associations. In the world of programming, abstraction can come in many forms like data abstraction, code abstraction, control abstraction, etc. Different languages provide different types of abstraction depending on their primary focus. In this blog post, we will talk about code abstraction. In object oriented languages such as C++, you can create abstract classes using the “virtual” keyword. Once we have such a declaration, the person who inherits the class has to implement the class and the associated functionality.</text:p>
      <text:p text:style-name="P37"><text:tab/><text:span text:style-name="T6">Data Abstraction</text:span></text:p>
      <text:p text:style-name="P37"><text:span text:style-name="T6"><text:tab/><text:tab/></text:span><text:span text:style-name="T1">Data Abstraction gives us a way to bundle variables</text:span></text:p>
      <text:p text:style-name="P90"># d_abstraction.py</text:p>
      <text:p text:style-name="P12">class data_abstraction: </text:p>
      <text:p text:style-name="P12"><text:tab/>def __init__(self,a,b,c): </text:p>
      <text:p text:style-name="P12"><text:tab/><text:tab/>self.fv,self.sv,self.tv = a,b,c </text:p>
      <text:p text:style-name="P12"><text:tab/>def print_values(self): </text:p>
      <text:p text:style-name="P12"><text:tab/><text:tab/>print self.fv </text:p>
      <text:p text:style-name="P12"><text:tab/><text:tab/>print self.sv </text:p>
      <text:p text:style-name="P12"><text:tab/><text:tab/>print self.tv </text:p>
      <text:p text:style-name="P12">da = data_abstraction(10,20,30) </text:p>
      <text:p text:style-name="P12">da.print_values()</text:p>
      <text:p text:style-name="P33"><text:soft-page-break/>2 : <text:span text:style-name="T62">Polymorphism</text:span></text:p>
      <text:p text:style-name="P38"><text:span text:style-name="T45"><text:tab/></text:span><text:span text:style-name="T5">Polymorphism</text:span> is the ability of an object to take on many forms. The most common use of <text:span text:style-name="T5">polymorphism</text:span> in OOP occurs when a parent class reference is used to refer to a child class object. </text:p>
      <text:p text:style-name="P34"><text:span text:style-name="T2"><text:tab/>The term </text:span><text:span text:style-name="Emphasis"><text:span text:style-name="T2">polymorphism</text:span></text:span><text:span text:style-name="T2">, in the OOP lingo, refers to the ability of an object to adapt the code to the type of the data it is processing.</text:span></text:p>
      <text:p text:style-name="P5"><text:tab/>Polymorphism has two major applications in an OOP language. The first is that an object may provide different implementations of one of its methods depending on the type of the input parameters. The second is that code written for a given type of data may be used on data with a derived type, i.e. methods understand the class hierarchy of a type.</text:p>
      <text:p text:style-name="P35"/>
      <text:p text:style-name="P35"/>
      <text:p text:style-name="P35"/>
      <text:p text:style-name="P91"># polymorphism.py</text:p>
      <text:p text:style-name="P84">class Animal: </text:p>
      <text:p text:style-name="P84"><text:s text:c="4"/>def __init__(self, name): <text:s text:c="3"/># Constructor of the class </text:p>
      <text:p text:style-name="P84"><text:s text:c="8"/>self.name = name </text:p>
      <text:p text:style-name="P84"><text:s text:c="4"/>def talk(self): <text:s text:c="13"/># Abstract method, defined by convention only </text:p>
      <text:p text:style-name="P84"><text:s text:c="8"/>raise NotImplementedError("Subclass must implement abstract method") </text:p>
      <text:p text:style-name="P84"/>
      <text:p text:style-name="P84">class Cat(Animal): </text:p>
      <text:p text:style-name="P84"><text:s text:c="4"/>def talk(self): </text:p>
      <text:p text:style-name="P84"><text:s text:c="8"/>return 'Meow!' </text:p>
      <text:p text:style-name="P84"/>
      <text:p text:style-name="P84">class Dog(Animal): </text:p>
      <text:p text:style-name="P84"><text:s text:c="4"/>def talk(self): </text:p>
      <text:p text:style-name="P84"><text:s text:c="8"/>return 'Woof! Woof!' </text:p>
      <text:p text:style-name="P84"/>
      <text:p text:style-name="P84">if __name__ == '__main__': </text:p>
      <text:p text:style-name="P84"><text:s text:c="4"/>animals = [Cat('Missy'), </text:p>
      <text:p text:style-name="P84"><text:s text:c="15"/>Cat('Mr. Mistoffelees'), </text:p>
      <text:p text:style-name="P84"><text:s text:c="15"/>Dog('Lassie')] </text:p>
      <text:p text:style-name="P84"><text:soft-page-break/></text:p>
      <text:p text:style-name="P84"><text:s text:c="4"/>for animal in animals: </text:p>
      <text:p text:style-name="P35"><text:span text:style-name="T24"><text:s text:c="8"/>print animal.name + ': ' + animal.talk() </text:span><text:tab/></text:p>
      <text:p text:style-name="P31"/>
      <text:p text:style-name="P31"><text:span text:style-name="T61">3 : </text:span>Encapsulation of Data</text:p>
      <text:p text:style-name="P30"><text:span text:style-name="T58"><text:tab/></text:span>We can say that object-oriented programming relies heavily on encapsulation. The terms encapsulation and abstraction (also data hiding) are often used as synonyms. They are nearly synonymous, i.e. abstraction is achieved though encapsulation. Data hiding and encapsulation are the same concept, so it's correct to use them as synonyms. <text:line-break/><text:tab/>Generally speaking encapsulation is the mechanism for restricting the access to some of an object's components, this means that the internal representation of an object can't be seen from outside of the objects definition. Access to this data is typically only achieved through special methods: Getters and Setters. By using solely get() and set() methods, we can make sure that the internal data cannot be accidentally set into an inconsistent or invalid state. </text:p>
      <text:p text:style-name="P28"># hiding.py</text:p>
      <text:p text:style-name="P18">class hiding: </text:p>
      <text:p text:style-name="P18"><text:tab/>val = 20 </text:p>
      <text:p text:style-name="P18"><text:tab/>__myval = 10 </text:p>
      <text:p text:style-name="P18"/>
      <text:p text:style-name="P18">m = hiding() </text:p>
      <text:p text:style-name="P18">print m.val </text:p>
      <text:p text:style-name="P18">print m.__myval</text:p>
      <text:h text:style-name="P55" text:outline-level="2"><text:span text:style-name="T61">4 :</text:span> Inheritance</text:h>
      <text:p text:style-name="Text_20_body">Instead of starting from scratch, you can create a class by deriving it from a preexisting class by listing the parent class in parentheses after the new class name.</text:p>
      <text:p text:style-name="Text_20_body">The child class inherits the attributes of its parent class, and you can use those attributes as if they were defined in the child class. A child class can also override data members and methods from the parent.</text:p>
      <text:p text:style-name="P27"># <text:span text:style-name="T55">inheritance</text:span>.py</text:p>
      <text:p text:style-name="P10">class Parent: </text:p>
      <text:p text:style-name="P10"><text:tab/>parentAttr = 100 </text:p>
      <text:p text:style-name="P10"><text:tab/>def __init__(self): </text:p>
      <text:p text:style-name="P10"><text:tab/><text:tab/>print "Calling parent construction" </text:p>
      <text:p text:style-name="P10"><text:soft-page-break/><text:tab/>def parentMethod(self): </text:p>
      <text:p text:style-name="P10"><text:tab/><text:tab/>print "Calling parent Method" </text:p>
      <text:p text:style-name="P10"/>
      <text:p text:style-name="P10"><text:tab/>def setAttr(self,attr): </text:p>
      <text:p text:style-name="P10"><text:tab/><text:tab/>Parent.parentAttr = attr </text:p>
      <text:p text:style-name="P10"><text:tab/>def getAttr(self): </text:p>
      <text:p text:style-name="P10"><text:tab/><text:tab/>print "Parent attribute : ",Parent.parentAttr </text:p>
      <text:p text:style-name="P10"/>
      <text:p text:style-name="P10">class Child(Parent): </text:p>
      <text:p text:style-name="P10"><text:tab/>def __init__(self): </text:p>
      <text:p text:style-name="P10"><text:tab/><text:tab/>print "Calling child constructor" </text:p>
      <text:p text:style-name="P10"><text:s/><text:tab/>def childMethod(self): </text:p>
      <text:p text:style-name="P10"><text:tab/><text:tab/>print "Calling child method" </text:p>
      <text:p text:style-name="P10"/>
      <text:p text:style-name="P10">if __name__ == "__main__": </text:p>
      <text:p text:style-name="P10"><text:tab/>c = Child() </text:p>
      <text:p text:style-name="P10"><text:tab/>c.parentMethod() </text:p>
      <text:p text:style-name="P10"><text:tab/>c.setAttr(200) </text:p>
      <text:p text:style-name="P10"><text:tab/>c.getAttr()</text:p>
      <text:p text:style-name="P3"/>
      <text:h text:style-name="P54" text:outline-level="2">Overriding Methods</text:h>
      <text:p text:style-name="P29"><text:tab/>You can always override your parent class methods. One reason for overriding parent's methods is because you may want special or different functionality in your subclass.</text:p>
      <text:h text:style-name="P50" text:outline-level="2"># overriding.py</text:h>
      <text:p text:style-name="P13">class Parent: <text:s text:c="7"/># define parent class </text:p>
      <text:p text:style-name="P13"><text:s text:c="3"/>def myMethod(self): </text:p>
      <text:p text:style-name="P13"><text:s text:c="6"/>print 'Calling parent method' </text:p>
      <text:p text:style-name="P13"/>
      <text:p text:style-name="P13">class Child(Parent): # define child class </text:p>
      <text:p text:style-name="P13"><text:s text:c="3"/>def myMethod(self): </text:p>
      <text:p text:style-name="P13"><text:s text:c="6"/>print 'Calling child method' </text:p>
      <text:p text:style-name="P13"><text:soft-page-break/></text:p>
      <text:p text:style-name="P13">c = Child() <text:s text:c="9"/># instance of child </text:p>
      <text:p text:style-name="P13">c.myMethod() <text:s text:c="8"/># child calls overridden method</text:p>
      <text:h text:style-name="P51" text:outline-level="2">Overloading</text:h>
      <text:p text:style-name="P39"><text:span text:style-name="T25"><text:tab/></text:span>Python operators work for built-in classes. But same operator behaves differently with different types. For example, the <text:span text:style-name="Source_20_Text">+</text:span> <text:span text:style-name="T42">operator</text:span> will, perform arithmetic addition on two numbers, merge two lists and concatenate two strings. This feature in Python, that allows same operator to have different meaning according to the context is called operator overloading. </text:p>
      <text:h text:style-name="P49" text:outline-level="2"># overload.py</text:h>
      <text:h text:style-name="P52" text:outline-level="2">class overload: </text:h>
      <text:p text:style-name="P11"><text:tab/>def printstatement(self,a=0,b = 0): </text:p>
      <text:p text:style-name="P11"><text:tab/><text:tab/><text:span text:style-name="T32">print</text:span> "first value : %d Second value : %d"%(a,b) </text:p>
      <text:p text:style-name="P11">c = overload() </text:p>
      <text:p text:style-name="P11">c.printstatement() </text:p>
      <text:p text:style-name="P11">c.printstatement(10) </text:p>
      <text:p text:style-name="P11">c.printstatement(10,20)</text:p>
      <text:h text:style-name="P100" text:outline-level="2">1:<text:span text:style-name="T66">00</text:span></text:h>
      <text:p text:style-name="P21">Modules </text:p>
      <text:p text:style-name="P40"><text:span text:style-name="T56"><text:tab/></text:span>If you quit from the Python interpreter and enter it again, the definitions you have made (functions and variables) are lost. Therefore, if you want to write a somewhat longer program, you are better off using a text editor to prepare the input for the interpreter and running it with that file as input instead. This is known as creating a <text:span text:style-name="Emphasis">script</text:span>. As your program gets longer, you may want to split it into several files for easier maintenance. You may also want to use a handy function that you’ve written in several programs without copying its definition into each program.</text:p>
      <text:p text:style-name="Text_20_body"><text:tab/>To support this, Python has a way to put definitions in a file and use them in a script or in an interactive instance of the interpreter. Such a file is called a <text:span text:style-name="Emphasis">module</text:span>; definitions from a module can be <text:span text:style-name="Emphasis">imported</text:span> into other modules or into the <text:span text:style-name="Emphasis">main</text:span> module (the collection of variables that you have access to in a script executed at the top level and in calculator mode).</text:p>
      <text:p text:style-name="Text_20_body"><text:tab/>A module is a file containing Python definitions and statements. The file name is the module name with the suffix <text:span text:style-name="Teletype">.py</text:span> appended. Within a module, the module’s name (as a string) is available as the value of the global variable <text:span text:style-name="Teletype">__name__</text:span>. For instance, use your favorite text editor to create a file called <text:span text:style-name="Teletype">fibo.py</text:span> in the current directory with the following contents:</text:p>
      <text:h text:style-name="P68" text:outline-level="1"><text:soft-page-break/>Creating our own Module</text:h>
      <text:p text:style-name="P16"># fibo.py</text:p>
      <text:p text:style-name="P14">#!/usr/bin/python </text:p>
      <text:p text:style-name="P14">def fib(n): <text:s text:c="3"/># write Fibonacci series up to n </text:p>
      <text:p text:style-name="P14"><text:s text:c="4"/>a, b = 0, 1 </text:p>
      <text:p text:style-name="P14"><text:s text:c="4"/>while b &lt; n: </text:p>
      <text:p text:style-name="P14"><text:s text:c="8"/>print b, </text:p>
      <text:p text:style-name="P14"><text:s text:c="8"/>a, b = b, a+b </text:p>
      <text:p text:style-name="P14">def fib2(n): # return Fibonacci series up to n </text:p>
      <text:p text:style-name="P14"><text:s text:c="4"/>result = [] </text:p>
      <text:p text:style-name="P14"><text:s text:c="4"/>a, b = 0, 1 </text:p>
      <text:p text:style-name="P14"><text:s text:c="4"/>while b &lt; n: </text:p>
      <text:p text:style-name="P14"><text:s text:c="8"/>result.append(b) </text:p>
      <text:p text:style-name="P14"><text:s text:c="8"/>a, b = b, a+b </text:p>
      <text:p text:style-name="P14"><text:s text:c="4"/>return result </text:p>
      <text:h text:style-name="P70" text:outline-level="1">Using our module:</text:h>
      <text:p text:style-name="P17"># module.py</text:p>
      <text:p text:style-name="P15">#!/usr/bin/python </text:p>
      <text:p text:style-name="P15">import fibo </text:p>
      <text:p text:style-name="P15">if __name__ == '__main__': </text:p>
      <text:p text:style-name="P15"><text:tab/>fibo.fib(10) </text:p>
      <text:p text:style-name="P15"><text:tab/>ls = fibo.fib2(10) </text:p>
      <text:p text:style-name="P15"><text:tab/>print </text:p>
      <text:p text:style-name="P15"><text:tab/>print ls</text:p>
      <text:h text:style-name="P102" text:outline-level="1"><text:span text:style-name="T65">1:</text:span>30</text:h>
      <text:h text:style-name="P69" text:outline-level="1">Python Data Model</text:h>
      <text:h text:style-name="P53" text:outline-level="2">Objects, values and types</text:h>
      <text:p text:style-name="P41"><text:span text:style-name="T52"><text:tab/></text:span><text:span text:style-name="Emphasis"><text:span text:style-name="T50">Objects</text:span></text:span><text:span text:style-name="T50"> are Python’s abstraction for data. All data in a Python program is represented by objects or by relations between objects.</text:span></text:p>
      <text:p text:style-name="P25"><text:tab/>Every object has an <text:span text:style-name="T6">identity, a type and a value</text:span>.</text:p>
      <text:p text:style-name="P41"><text:soft-page-break/><text:span text:style-name="T50"><text:tab/></text:span><text:span text:style-name="T52">Identity :</text:span><text:span text:style-name="T51"> </text:span><text:span text:style-name="T50">An object’s </text:span><text:span text:style-name="Emphasis"><text:span text:style-name="T50">identity</text:span></text:span><text:span text:style-name="T50"> never changes once it has been created; you may think of it as the object’s address in memory.</text:span><text:span text:style-name="T53"> </text:span><text:span text:style-name="T50">The ‘</text:span><text:a xlink:type="simple" xlink:href="https://docs.python.org/2/reference/expressions.html#is"><text:span text:style-name="Teletype"><text:span text:style-name="T50">is</text:span></text:span></text:a><text:span text:style-name="T50">‘ operator compares the identity of two objects; the </text:span><text:a xlink:type="simple" xlink:href="https://docs.python.org/2/library/functions.html#id"><text:span text:style-name="Teletype"><text:span text:style-name="T50">id()</text:span></text:span></text:a><text:span text:style-name="T50"> function returns an integer representing its identity (currently implemented as its address)</text:span></text:p>
      <text:p text:style-name="P42"><text:span text:style-name="T50"><text:tab/></text:span><text:span text:style-name="T52">Type </text:span><text:span text:style-name="T51">: </text:span>An object’s <text:span text:style-name="Emphasis">type</text:span> is also unchangeable. An object’s type determines the operations that the object supports (e.g., “does it have a length?”) and also defines the possible values for objects of that type. </text:p>
      <text:p text:style-name="P43"><text:tab/>The <text:a xlink:type="simple" xlink:href="https://docs.python.org/2/library/functions.html#type"><text:span text:style-name="Teletype">type()</text:span></text:a> function returns an object’s type (which is an object itself).</text:p>
      <text:p text:style-name="P43"><text:tab/><text:span text:style-name="T21">Value :</text:span><text:span text:style-name="T63"> </text:span><text:s/>The <text:span text:style-name="Emphasis">value</text:span> of some objects can change. Objects whose value can change are said to be <text:span text:style-name="Emphasis">mutable</text:span>; objects whose value is unchangeable once they are created are called <text:span text:style-name="Emphasis">immutable</text:span>. </text:p>
      <text:p text:style-name="P44"><text:tab/>(The value of an immutable container object that contains a reference to a mutable object can change when the latter’s value is changed; however the container is still considered immutable, because the collection of objects it contains cannot be changed. So, immutability is not strictly the same as having an unchangeable value, it is more subtle.)</text:p>
      <text:p text:style-name="P44"><text:tab/> An object’s mutability is determined by its type; for instance, numbers, strings and tuples are immutable, while dictionaries and lists are mutable.</text:p>
      <text:p text:style-name="P41"><text:tab/></text:p>
      <text:p text:style-name="P26"><text:tab/></text:p>
      <text:p text:style-name="P2"><text:span text:style-name="Teletype"><text:span text:style-name="T40">Git commands</text:span></text:span></text:p>
      <text:p text:style-name="P58">git init</text:p>
      <text:p text:style-name="P58">git add README.md</text:p>
      <text:p text:style-name="P58">git commit -m "first commit"</text:p>
      <text:p text:style-name="P58">git remote add origin https://github.com/rakeshgunduka/workshop.git</text:p>
      <text:p text:style-name="P60">git push -u origin master</text:p>
      <text:p text:style-name="P2"><text:span text:style-name="Teletype"><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kesh </meta:initial-creator>
    <meta:creation-date>2015-10-01T19:07:18.088099073</meta:creation-date>
    <dc:date>2015-10-04T08:43:35.968151725</dc:date>
    <dc:creator>Rakesh </dc:creator>
    <meta:editing-duration>PT7H21M1S</meta:editing-duration>
    <meta:editing-cycles>144</meta:editing-cycles>
    <meta:generator>LibreOffice/4.2.8.2$Linux_X86_64 LibreOffice_project/420m0$Build-2</meta:generator>
    <meta:document-statistic meta:table-count="0" meta:image-count="0" meta:object-count="0" meta:page-count="12" meta:paragraph-count="285" meta:word-count="2299" meta:character-count="15199" meta:non-whitespace-character-count="12571"/>
  </office:meta>
</office:document-meta>
</file>